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0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15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text-align="center" fo:text-indent="0cm"/>
      <style:text-properties fo:font-size="15pt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size="15pt" fo:font-weight="bold" style:font-size-asian="15pt" style:font-weight-asian="bold" style:font-size-complex="15pt" style:font-weight-complex="bold"/>
    </style:style>
    <style:style style:name="P9" style:family="paragraph">
      <style:paragraph-properties fo:margin-left="0cm" fo:margin-right="0cm" fo:text-indent="0cm"/>
      <style:text-properties fo:font-size="15pt"/>
    </style:style>
    <style:style style:name="P10" style:family="paragraph">
      <style:paragraph-properties fo:margin-left="0.318cm" fo:margin-right="0cm" fo:text-indent="0cm"/>
      <style:text-properties fo:font-size="15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2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2" fo:font-size="36pt" style:font-size-asian="36pt" style:font-size-complex="36pt"/>
    </style:style>
    <style:style style:name="T4" style:family="text">
      <style:text-properties style:font-name="Segoe UI2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2" fo:font-size="36pt" fo:font-weight="normal" style:font-size-asian="36pt" style:font-weight-asian="normal" style:font-size-complex="36pt" style:font-weight-complex="normal"/>
    </style:style>
    <style:style style:name="T6" style:family="text">
      <style:text-properties style:font-name="Segoe UI2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style:font-name="Segoe UI2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style:font-name="Segoe UI Semibold" fo:font-size="15pt" style:font-size-asian="15pt" style:font-size-complex="15pt"/>
    </style:style>
    <style:style style:name="T9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508cm">
          <draw:text-box>
            <text:p text:style-name="P1"><text:span text:style-name="T1">HYMN #735</text:span></text:p>
            <text:p text:style-name="P1"><text:span text:style-name="T2">“</text:span><text:span text:style-name="T2">Have No Fear, Little Flock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2" draw:layer="layout" svg:width="24.384cm" svg:height="5.321cm" svg:x="1.802cm" svg:y="0.575cm">
          <draw:text-box>
            <text:p text:style-name="P1"><text:span text:style-name="T3">1.</text:span></text:p>
            <text:p text:style-name="P1"><text:span text:style-name="T4">Have no fear, little flock;</text:span><text:span text:style-name="T4"><text:line-break/></text:span><text:span text:style-name="T4">Have no fear, little flock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2" draw:layer="layout" svg:width="24.384cm" svg:height="5.321cm" svg:x="1.778cm" svg:y="0.508cm">
          <draw:text-box>
            <text:p text:style-name="P1"><text:span text:style-name="T4">For the Father has chosen</text:span><text:span text:style-name="T4"><text:line-break/></text:span><text:span text:style-name="T4">To give you the Kingdom;</text:span><text:span text:style-name="T4"><text:line-break/></text:span><text:span text:style-name="T4">Have no fear, little flock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6" draw:layer="layout" svg:width="24.384cm" svg:height="5.321cm" svg:x="1.778cm" svg:y="0.521cm">
          <draw:text-box>
            <text:p text:style-name="P5"><text:span text:style-name="T5">2.</text:span></text:p>
            <text:p text:style-name="P5"><text:span text:style-name="T4">Have good cheer, little flock;</text:span><text:span text:style-name="T4"><text:line-break/></text:span><text:span text:style-name="T4">Have good cheer, little flock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6" draw:layer="layout" svg:width="24.384cm" svg:height="5.321cm" svg:x="1.778cm" svg:y="0.521cm">
          <draw:text-box>
            <text:p text:style-name="P5"><text:span text:style-name="T4">For the Father will keep you</text:span><text:span text:style-name="T4"><text:line-break/></text:span><text:span text:style-name="T4"> <text:s text:c="3"/>In His love forever;</text:span><text:span text:style-name="T4"><text:line-break/></text:span><text:span text:style-name="T4">Have good cheer, little flock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8" draw:layer="layout" svg:width="24.384cm" svg:height="5.321cm" svg:x="1.778cm" svg:y="0.598cm">
          <draw:text-box>
            <text:p text:style-name="P1"><text:span text:style-name="T5">3.</text:span></text:p>
            <text:p text:style-name="P7"><text:span text:style-name="T4">Praise the Lord high above;</text:span></text:p>
            <text:p text:style-name="P7"><text:span text:style-name="T4">Praise the Lord high abov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3" draw:text-style-name="P8" draw:layer="layout" svg:width="24.384cm" svg:height="5.321cm" svg:x="1.778cm" svg:y="0.551cm">
          <draw:text-box>
            <text:p text:style-name="P1"><text:span text:style-name="T4">For He stoops down to heal you,</text:span></text:p>
            <text:p text:style-name="P7"><text:span text:style-name="T4">Uplift and restore you;</text:span></text:p>
            <text:p text:style-name="P7"><text:span text:style-name="T4">Praise the Lord high abov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3" draw:text-style-name="P2" draw:layer="layout" svg:width="24.384cm" svg:height="5.321cm" svg:x="1.778cm" svg:y="0.521cm">
          <draw:text-box>
            <text:p text:style-name="P1"><text:span text:style-name="T6">4.</text:span></text:p>
            <text:p text:style-name="P7"><text:span text:style-name="T7">Thankful hearts raise to God;</text:span></text:p>
            <text:p text:style-name="P7"><text:span text:style-name="T7">Thankful hearts raise to Go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4" draw:text-style-name="P2" draw:layer="layout" svg:width="24.384cm" svg:height="13.773cm" svg:x="1.778cm" svg:y="0.587cm">
          <draw:text-box>
            <text:p text:style-name="P1"><text:span text:style-name="T7">For He stays close beside you,</text:span></text:p>
            <text:p text:style-name="P7"><text:span text:style-name="T7">In all things works with you;</text:span></text:p>
            <text:p text:style-name="P7"><text:span text:style-name="T7">Thankful hearts raise to God!</text:span></text:p>
            <text:p text:style-name="P9"><text:span text:style-name="T8"><text:line-break/></text:span><text:span text:style-name="T8"/></text:p>
            <text:p text:style-name="P9"><text:span text:style-name="T9"/></text:p>
            <text:p text:style-name="P9"><text:span text:style-name="T8"/></text:p>
            <text:p text:style-name="P9"><text:span text:style-name="T8"/></text:p>
            <text:p text:style-name="P9"><text:span text:style-name="T8"><text:s text:c="7"/></text:span><text:span text:style-name="T9">© 1973 Concordia Publishing House.</text:span></text:p>
            <text:p text:style-name="P9"><text:span text:style-name="T9"><text:s text:c="5"/></text:span><text:span text:style-name="T9">Used by permission:</text:span></text:p>
            <text:p text:style-name="P9"><text:span text:style-name="T9"><text:s text:c="5"/></text:span><text:span text:style-name="T9">LSB Hymn License</text:span></text:p>
            <text:p text:style-name="P9"><text:span text:style-name="T9"><text:s text:c="5"/></text:span><text:span text:style-name="T9">.NET, no. 100011038.</text:span></text:p>
            <text:p text:style-name="P10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4:02:30.577000000</meta:creation-date>
    <dc:date>2019-04-29T15:45:51.969000000</dc:date>
    <meta:editing-duration>PT10M50S</meta:editing-duration>
    <meta:editing-cycles>4</meta:editing-cycles>
    <meta:generator>LibreOffice/6.1.5.2$Windows_X86_64 LibreOffice_project/90f8dcf33c87b3705e78202e3df5142b201bd805</meta:generator>
    <meta:document-statistic meta:object-count="48"/>
  </office:meta>
</office:document-meta>
</file>